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draw:ole-draw-aspect="1"/>
    </style:style>
    <style:style style:name="gr4" style:family="graphic" style:parent-style-name="standard">
      <style:graphic-properties draw:ole-draw-aspect="1"/>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fo:min-height="3.49cm"/>
    </style:style>
    <style:style style:name="pr3" style:family="presentation" style:parent-style-name="Default-subtitle">
      <style:graphic-properties draw:fill-color="#ffffff" fo:min-height="2.329cm"/>
    </style:style>
    <style:style style:name="pr4" style:family="presentation" style:parent-style-name="Default-subtitle">
      <style:graphic-properties draw:fill-color="#ffffff" fo:min-height="3.148cm"/>
    </style:style>
    <style:style style:name="pr5" style:family="presentation" style:parent-style-name="Default-notes">
      <style:graphic-properties draw:fill-color="#ffffff" draw:auto-grow-height="true" fo:min-height="13.365cm"/>
    </style:style>
    <style:style style:name="pr6" style:family="presentation" style:parent-style-name="Default-title">
      <style:graphic-properties fo:min-height="5.5cm"/>
    </style:style>
    <style:style style:name="pr7" style:family="presentation" style:parent-style-name="Default-title">
      <style:graphic-properties fo:min-height="4.717cm"/>
    </style:style>
    <style:style style:name="pr8" style:family="presentation" style:parent-style-name="Default-notes">
      <style:graphic-properties draw:fill-color="#ffffff" fo:min-height="13.114cm"/>
    </style:style>
    <style:style style:name="pr9" style:family="presentation" style:parent-style-name="Default-title">
      <style:graphic-properties fo:min-height="3.256cm"/>
    </style:style>
    <style:style style:name="pr10" style:family="presentation" style:parent-style-name="Default-title">
      <style:graphic-properties fo:min-height="6.41cm"/>
    </style:style>
    <style:style style:name="pr11" style:family="presentation" style:parent-style-name="Default-title">
      <style:graphic-properties fo:min-height="5.893cm"/>
    </style:style>
    <style:style style:name="pr12" style:family="presentation" style:parent-style-name="Default-title">
      <style:graphic-properties fo:min-height="4.393cm"/>
    </style:style>
    <style:style style:name="pr13" style:family="presentation" style:parent-style-name="Default-title">
      <style:graphic-properties fo:min-height="1.5cm"/>
    </style:style>
    <style:style style:name="pr14" style:family="presentation" style:parent-style-name="Default-subtitle">
      <style:graphic-properties draw:fill-color="#ffffff" draw:auto-grow-height="true" fo:min-height="5.586cm"/>
    </style:style>
    <style:style style:name="pr15" style:family="presentation" style:parent-style-name="Default-subtitle">
      <style:graphic-properties draw:fill-color="#ffffff" draw:auto-grow-height="true" fo:min-height="6cm"/>
    </style:style>
    <style:style style:name="pr16" style:family="presentation" style:parent-style-name="Default-subtitle">
      <style:graphic-properties draw:fill-color="#ffffff" fo:min-height="8.454cm"/>
    </style:style>
    <style:style style:name="pr17" style:family="presentation" style:parent-style-name="Default-subtitle">
      <style:graphic-properties draw:fill-color="#ffffff" fo:min-height="9.293cm"/>
    </style:style>
    <style:style style:name="pr18" style:family="presentation" style:parent-style-name="Default-subtitle">
      <style:graphic-properties draw:fill-color="#ffffff" fo:min-height="6.461cm"/>
    </style:style>
    <style:style style:name="pr19" style:family="presentation" style:parent-style-name="Default-subtitle">
      <style:graphic-properties draw:fill-color="#ffffff" fo:min-height="1.609cm"/>
    </style:style>
    <style:style style:name="pr20" style:family="presentation" style:parent-style-name="Default-subtitle">
      <style:graphic-properties draw:fill-color="#ffffff" fo:min-height="3.8cm"/>
    </style:style>
    <style:style style:name="P1" style:family="paragraph">
      <style:paragraph-properties fo:text-align="center"/>
    </style:style>
    <style:style style:name="P2" style:family="paragraph">
      <style:text-properties fo:font-style="normal" fo:text-shadow="1pt 1pt" fo:font-weight="bold" style:font-style-asian="normal" style:font-weight-asian="bold" style:font-style-complex="normal" style:font-weight-complex="bold"/>
    </style:style>
    <style:style style:name="P3" style:family="paragraph">
      <style:text-properties fo:color="#0000ff" fo:font-style="normal" fo:text-shadow="1pt 1pt" fo:font-weight="bold" style:font-style-asian="normal" style:font-weight-asian="bold" style:font-style-complex="normal" style:font-weight-complex="bold"/>
    </style:style>
    <style:style style:name="P4" style:family="paragraph">
      <style:text-properties fo:font-size="18pt" style:font-size-asian="18pt" style:font-size-complex="18pt"/>
    </style:style>
    <style:style style:name="P5" style:family="paragraph">
      <style:text-properties fo:font-size="20pt" style:font-size-asian="20pt" style:font-size-complex="20pt"/>
    </style:style>
    <style:style style:name="P6" style:family="paragraph">
      <style:paragraph-properties fo:text-align="center"/>
      <style:text-properties fo:font-size="20pt" fo:font-style="italic" fo:text-shadow="none" style:font-size-asian="20pt" style:font-style-asian="italic" style:font-size-complex="20pt" style:font-style-complex="italic"/>
    </style:style>
    <style:style style:name="P7" style:family="paragraph">
      <style:paragraph-properties fo:text-align="start"/>
    </style:style>
    <style:style style:name="P8" style:family="paragraph">
      <style:paragraph-properties fo:text-align="start"/>
      <style:text-properties fo:font-size="20pt" fo:text-shadow="none" style:font-size-asian="20pt" style:font-size-complex="20pt"/>
    </style:style>
    <style:style style:name="P9" style:family="paragraph">
      <style:text-properties fo:font-size="20pt" fo:font-style="italic" style:font-size-asian="20pt" style:font-style-asian="italic" style:font-size-complex="20pt" style:font-style-complex="italic"/>
    </style:style>
    <style:style style:name="P10" style:family="paragraph">
      <style:text-properties fo:font-size="20pt" fo:font-style="normal" style:font-size-asian="20pt" style:font-style-asian="normal" style:font-size-complex="20pt" style:font-style-complex="normal"/>
    </style:style>
    <style:style style:name="P11" style:family="paragraph">
      <style:paragraph-properties fo:text-align="start"/>
      <style:text-properties fo:font-size="24pt" style:font-size-asian="24pt" style:font-size-complex="24pt"/>
    </style:style>
    <style:style style:name="P12" style:family="paragraph">
      <style:text-properties fo:font-weight="bold" style:font-weight-asian="bold" style:font-weight-complex="bold"/>
    </style:style>
    <style:style style:name="P13" style:family="paragraph">
      <style:text-properties fo:font-size="20pt" fo:font-style="italic" fo:font-weight="normal" style:font-size-asian="20pt" style:font-style-asian="italic" style:font-weight-asian="normal" style:font-size-complex="20pt" style:font-style-complex="italic" style:font-weight-complex="normal"/>
    </style:style>
    <style:style style:name="P14" style:family="paragraph">
      <style:paragraph-properties fo:text-align="start"/>
      <style:text-properties fo:font-size="24pt" fo:font-style="normal" fo:font-weight="normal" style:font-size-asian="24pt" style:font-style-asian="normal" style:font-weight-asian="normal" style:font-size-complex="24pt" style:font-style-complex="normal" style:font-weight-complex="normal"/>
    </style:style>
    <style:style style:name="P15" style:family="paragraph">
      <style:text-properties fo:font-size="24pt" fo:font-weight="normal" style:font-size-asian="24pt" style:font-weight-asian="normal" style:font-size-complex="24pt" style:font-weight-complex="normal"/>
    </style:style>
    <style:style style:name="P16" style:family="paragraph">
      <style:text-properties fo:font-size="20pt"/>
    </style:style>
    <style:style style:name="P17" style:family="paragraph">
      <style:paragraph-properties fo:text-align="start"/>
      <style:text-properties fo:font-size="24pt" fo:font-style="normal" style:font-size-asian="24pt" style:font-style-asian="normal" style:font-size-complex="24pt" style:font-style-complex="normal"/>
    </style:style>
    <style:style style:name="P18" style:family="paragraph">
      <style:paragraph-properties fo:text-align="center"/>
      <style:text-properties fo:font-size="24pt" fo:font-style="italic" style:font-size-asian="24pt" style:font-style-asian="italic" style:font-size-complex="24pt" style:font-style-complex="italic"/>
    </style:style>
    <style:style style:name="P19" style:family="paragraph">
      <style:text-properties fo:font-size="24pt" style:font-size-asian="24pt" style:font-size-complex="24pt"/>
    </style:style>
    <style:style style:name="T1" style:family="text">
      <style:text-properties fo:font-style="normal" fo:text-shadow="1pt 1pt" fo:font-weight="bold" style:font-style-asian="normal" style:font-weight-asian="bold" style:font-style-complex="normal" style:font-weight-complex="bold"/>
    </style:style>
    <style:style style:name="T2" style:family="text">
      <style:text-properties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font-size="24pt" fo:font-style="normal" fo:text-shadow="none" fo:font-weight="normal" style:font-size-asian="24pt" style:font-style-asian="normal" style:font-weight-asian="normal" style:font-size-complex="24pt" style:font-style-complex="normal" style:font-weight-complex="normal"/>
    </style:style>
    <style:style style:name="T4" style:family="text">
      <style:text-properties fo:font-size="18pt" style:font-size-asian="18pt" style:font-size-complex="18pt"/>
    </style:style>
    <style:style style:name="T5" style:family="text">
      <style:text-properties fo:font-size="20pt" style:font-size-asian="20pt" style:font-size-complex="20pt"/>
    </style:style>
    <style:style style:name="T6" style:family="text">
      <style:text-properties fo:font-size="20pt" fo:font-style="italic" fo:text-shadow="none" style:font-size-asian="20pt" style:font-style-asian="italic" style:font-size-complex="20pt" style:font-style-complex="italic"/>
    </style:style>
    <style:style style:name="T7" style:family="text">
      <style:text-properties style:text-position="super 58%" fo:font-size="20pt" fo:font-style="italic" fo:text-shadow="none" style:font-size-asian="20pt" style:font-style-asian="italic" style:font-size-complex="20pt" style:font-style-complex="italic"/>
    </style:style>
    <style:style style:name="T8" style:family="text">
      <style:text-properties fo:font-size="24pt" fo:text-shadow="none" style:font-size-asian="24pt" style:font-size-complex="24pt"/>
    </style:style>
    <style:style style:name="T9" style:family="text">
      <style:text-properties fo:font-size="24pt" fo:language="en" fo:country="US" fo:text-shadow="none" style:font-size-asian="24pt" style:font-size-complex="24pt"/>
    </style:style>
    <style:style style:name="T10" style:family="text">
      <style:text-properties style:text-position="super 58%" fo:font-size="24pt" fo:language="en" fo:country="US" fo:text-shadow="none" style:font-size-asian="24pt" style:font-size-complex="24pt"/>
    </style:style>
    <style:style style:name="T11" style:family="text">
      <style:text-properties fo:font-size="20pt" fo:font-style="italic" style:font-size-asian="20pt" style:font-style-asian="italic" style:font-size-complex="20pt" style:font-style-complex="italic"/>
    </style:style>
    <style:style style:name="T12" style:family="text">
      <style:text-properties fo:font-size="24pt" fo:font-style="normal" style:font-size-asian="24pt" style:font-style-asian="normal" style:font-size-complex="24pt" style:font-style-complex="normal"/>
    </style:style>
    <style:style style:name="T13" style:family="text">
      <style:text-properties fo:font-size="20pt" fo:font-style="normal" style:font-size-asian="20pt" style:font-style-asian="normal" style:font-size-complex="20pt" style:font-style-complex="normal"/>
    </style:style>
    <style:style style:name="T14" style:family="text">
      <style:text-properties fo:font-size="24pt" fo:language="en" fo:country="US" style:font-size-asian="24pt" style:font-size-complex="24pt"/>
    </style:style>
    <style:style style:name="T15" style:family="text">
      <style:text-properties style:text-position="super 58%" fo:font-size="24pt" fo:language="en" fo:country="US" style:font-size-asian="24pt" style:font-size-complex="24pt"/>
    </style:style>
    <style:style style:name="T16" style:family="text">
      <style:text-properties style:text-position="0% 100%" fo:font-size="24pt" fo:language="en" fo:country="US" style:font-size-asian="24pt" style:font-size-complex="24pt"/>
    </style:style>
    <style:style style:name="T17" style:family="text">
      <style:text-properties fo:font-weight="bold" style:font-weight-asian="bold" style:font-weight-complex="bold"/>
    </style:style>
    <style:style style:name="T18"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9" style:family="text">
      <style:text-properties fo:font-size="24pt" fo:language="en" fo:country="US" fo:font-style="normal" fo:font-weight="normal" style:font-size-asian="24pt" style:font-style-asian="normal" style:font-weight-asian="normal" style:font-size-complex="24pt" style:font-style-complex="normal" style:font-weight-complex="normal"/>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font-size="24pt" fo:font-style="normal" fo:font-weight="normal" style:font-size-asian="24pt" style:font-style-asian="normal" style:font-weight-asian="normal" style:font-size-complex="24pt" style:font-style-complex="normal" style:font-weight-complex="normal"/>
    </style:style>
    <style:style style:name="T22" style:family="text">
      <style:text-properties fo:font-size="20pt" fo:language="en" fo:country="US" fo:font-style="italic" style:font-size-asian="20pt" style:font-style-asian="italic" style:font-size-complex="20pt" style:font-style-complex="italic"/>
    </style:style>
    <style:style style:name="T23" style:family="text">
      <style:text-properties style:text-position="super 58%" fo:font-size="20pt" fo:font-style="italic" style:font-size-asian="20pt" style:font-style-asian="italic" style:font-size-complex="20pt" style:font-style-complex="italic"/>
    </style:style>
    <style:style style:name="T24" style:family="text">
      <style:text-properties fo:font-size="24pt" style:font-size-asian="24pt" style:font-size-complex="24pt"/>
    </style:style>
    <style:style style:name="T25" style:family="text">
      <style:text-properties fo:font-size="24pt" fo:font-style="italic" style:font-size-asian="24pt" style:font-style-asian="italic" style:font-size-complex="24pt" style:font-style-complex="italic"/>
    </style:style>
    <style:style style:name="T26" style:family="text">
      <style:text-properties fo:font-size="24pt" fo:language="en" fo:country="US"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cm" svg:height="12cm" svg:x="8cm" svg:y="4cm">
          <draw:image xlink:href="../img/imdbgraph-cool.png" xlink:type="simple" xlink:show="embed" xlink:actuate="onLoad">
            <text:p/>
          </draw:image>
        </draw:frame>
        <draw:frame presentation:style-name="pr1" draw:text-style-name="P3" draw:layer="layout" svg:width="25.199cm" svg:height="3.507cm" svg:x="1.4cm" svg:y="0.237cm" presentation:class="title" presentation:user-transformed="true">
          <draw:text-box>
            <text:p text:style-name="P2"><text:span text:style-name="T1">IMDb Collaboration Graph</text:span><text:span text:style-name="T1"><text:line-break/></text:span><text:span text:style-name="T2"> </text:span><text:span text:style-name="T3">building and analisys of properties</text:span></text:p>
          </draw:text-box>
        </draw:frame>
        <draw:frame presentation:style-name="pr2" draw:text-style-name="P4" draw:layer="layout" svg:width="25.199cm" svg:height="3.49cm" svg:x="1.4cm" svg:y="17.7cm" presentation:class="subtitle" presentation:user-transformed="true">
          <draw:text-box>
            <text:p text:style-name="P4"><text:span text:style-name="T4">Dipartimento di Ingegneria Informatica, Automatica e Gestionale</text:span></text:p>
            <text:p text:style-name="P4"><text:span text:style-name="T4"><text:s/></text:span><text:span text:style-name="T4">Antonio Ruberti</text:span></text:p>
            <text:p text:style-name="P4"><text:span text:style-name="T4">Sapienza Università di Roma</text:span></text:p>
          </draw:text-box>
        </draw:frame>
        <draw:frame presentation:style-name="pr3" draw:text-style-name="P5" draw:layer="layout" svg:width="7.5cm" svg:height="3.149cm" svg:x="1cm" svg:y="14.5cm">
          <draw:text-box>
            <text:p text:style-name="P5"><text:span text:style-name="T5"/></text:p>
            <text:p text:style-name="P5"><text:span text:style-name="T5">Mario Paoli</text:span></text:p>
            <text:p text:style-name="P5"><text:span text:style-name="T5">mariozz@hotmail.it</text:span></text:p>
            <text:p text:style-name="P5"><text:span text:style-name="T5"/></text:p>
          </draw:text-box>
        </draw:frame>
        <draw:frame presentation:style-name="pr4" draw:text-style-name="P5" draw:layer="layout" svg:width="8.5cm" svg:height="3.149cm" svg:x="19cm" svg:y="14.5cm">
          <draw:text-box>
            <text:p text:style-name="P5"><text:span text:style-name="T5"/></text:p>
            <text:p text:style-name="P5"><text:span text:style-name="T5">Luca Favretto</text:span></text:p>
            <text:p text:style-name="P5"><text:span text:style-name="T5">lucafavretto@gmail.com</text:span></text:p>
            <text:p text:style-name="P5"><text:span text:style-name="T5"/></text:p>
          </draw:text-box>
        </draw:frame>
        <presentation:notes draw:style-name="dp2">
          <draw:page-thumbnail draw:style-name="gr2" draw:layer="layout" svg:width="14.848cm" svg:height="11.136cm" svg:x="3.075cm" svg:y="2.257cm" draw:page-number="1" presentation:class="page"/>
          <draw:frame presentation:style-name="pr5"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draw:style-name="gr1" draw:text-style-name="P1" draw:layer="layout" svg:width="9.07cm" svg:height="9.07cm" svg:x="9cm" svg:y="-2cm">
          <draw:image xlink:href="../img/imdb-logo2.jpg" xlink:type="simple" xlink:show="embed" xlink:actuate="onLoad">
            <text:p/>
          </draw:image>
        </draw:frame>
        <draw:frame presentation:style-name="pr6" draw:text-style-name="P6" draw:layer="layout" svg:width="26.5cm" svg:height="5.5cm" svg:x="1cm" svg:y="5.5cm" presentation:class="title" presentation:user-transformed="true">
          <draw:text-box>
            <text:p text:style-name="P1"><text:span text:style-name="T6">Internet Movie Database (IMDb) is an online database of information related to movies, television shows, actors, production crew personnel and fictional characters featured in visual entertainment media. It is one of the most popular online entertainment destinations, with over 100 million unique users each month and a solid and rapidly growing mobile presence.</text:span><text:span text:style-name="T7">[Wikipedia]</text:span></text:p>
          </draw:text-box>
        </draw:frame>
        <draw:frame presentation:style-name="pr7" draw:text-style-name="P8" draw:layer="layout" svg:width="27cm" svg:height="4.717cm" svg:x="0.5cm" svg:y="10.781cm" presentation:class="title" presentation:user-transformed="true">
          <draw:text-box>
            <text:p text:style-name="P7"><text:span text:style-name="T8">IMDb make its database downloadable in different formats at this link:</text:span><text:span text:style-name="T8"><text:line-break/></text:span><text:span text:style-name="T8"><text:a xlink:href="http://www.imdb.com/interfaces">http://www.imdb.com/interfaces</text:a></text:span><text:span text:style-name="T8"> </text:span><text:span text:style-name="T8"><text:line-break/></text:span><text:span text:style-name="T8">For this project's purpose we used the plain-text form of the following tables:</text:span></text:p>
          </draw:text-box>
        </draw:frame>
        <draw:frame presentation:style-name="pr7" draw:text-style-name="P8" draw:layer="layout" svg:width="8cm" svg:height="4.754cm" svg:x="2.829cm" svg:y="15.207cm" presentation:class="title" presentation:user-transformed="true">
          <draw:text-box>
            <text:list text:style-name="L1">
              <text:list-header>
                <text:p text:style-name="P7"><text:span text:style-name="T8">- Actors</text:span><text:span text:style-name="T8"><text:line-break/></text:span><text:span text:style-name="T8"> - Actresses </text:span><text:span text:style-name="T8"><text:line-break/></text:span><text:span text:style-name="T8"> - Writers </text:span><text:span text:style-name="T8"><text:line-break/></text:span><text:span text:style-name="T8"> - Directors </text:span><text:span text:style-name="T8"><text:line-break/></text:span><text:span text:style-name="T8"> - Movies (~2 * </text:span><text:span text:style-name="T9">10</text:span><text:span text:style-name="T10">6</text:span><text:span text:style-name="T9">)</text:span></text:p>
              </text:list-header>
            </text:list>
          </draw:text-box>
        </draw:frame>
        <presentation:notes draw:style-name="dp2">
          <draw:page-thumbnail draw:style-name="gr2" draw:layer="layout" svg:width="14.848cm" svg:height="11.136cm" svg:x="3.075cm" svg:y="2.257cm" draw:page-number="2" presentation:class="page"/>
          <draw:frame presentation:style-name="pr8"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9" draw:text-style-name="P9" draw:layer="layout" svg:width="25.199cm" svg:height="3.256cm" svg:x="1.801cm" svg:y="5.744cm" presentation:class="title" presentation:user-transformed="true">
          <draw:text-box>
            <text:p text:style-name="P1"><text:span text:style-name="T11">IMDbPY is a Python package useful to retrieve and manage the data of the IMDb movie database about movies, people, characters and companies.</text:span><text:span text:style-name="T11"><text:line-break/></text:span><text:span text:style-name="T11"><text:line-break/></text:span><text:span text:style-name="T11"><text:a xlink:href="http://imdbpy.sourceforge.net/">http://imdbpy.sourceforge.net/</text:a></text:span></text:p>
          </draw:text-box>
        </draw:frame>
        <draw:frame presentation:style-name="pr9" draw:text-style-name="P10" draw:layer="layout" svg:width="26.5cm" svg:height="8.34cm" svg:x="0.8cm" svg:y="10.688cm" presentation:class="title" presentation:user-transformed="true">
          <draw:text-box>
            <text:p text:style-name="P7"><text:span text:style-name="T12">We used the embedded python progran imdbpy2sql.py to convert the plain-text tables into an SQL database.</text:span><text:span text:style-name="T12"><text:line-break/></text:span><text:span text:style-name="T12">After that we write a python program that uses the IMDbPY libraries to query the previously created SQL database and outputs the arcs list in a plain-text file.</text:span><text:span text:style-name="T12"><text:line-break/></text:span><text:span text:style-name="T12">Nodes represents people (actors, actresses, writers and directors) while arcs represents a collaboration between nodes (i.e. two persons are connected by an arc if they worked on the same movie).</text:span><text:span text:style-name="T13"><text:line-break/></text:span><text:span text:style-name="T13"/></text:p>
          </draw:text-box>
        </draw:frame>
        <draw:frame draw:style-name="gr1" draw:text-style-name="P1" draw:layer="layout" svg:width="13.186cm" svg:height="4.161cm" svg:x="7.5cm" svg:y="0.839cm">
          <draw:image xlink:href="../img/imdbpy-logo.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8"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draw:style-name="gr1" draw:text-style-name="P1" draw:layer="layout" svg:width="6.018cm" svg:height="5.849cm" svg:x="9.982cm" svg:y="8.5cm">
          <draw:image xlink:href="../img/webgraph-sample.png" xlink:type="simple" xlink:show="embed" xlink:actuate="onLoad">
            <text:p/>
          </draw:image>
        </draw:frame>
        <draw:frame presentation:style-name="pr10" draw:text-style-name="P9" draw:layer="layout" svg:width="25.199cm" svg:height="6.41cm" svg:x="1.301cm" svg:y="2.79cm" presentation:class="title" presentation:user-transformed="true">
          <draw:text-box>
            <text:p><text:span text:style-name="T11">WebGraph is a framework for graph compression aimed at studying web graphs. It provides simple ways to manage very large graphs, exploiting modern compression techniques. With WebGraph you can access and analyse very large web graphs. This makes studying phenomena such as PageRank, distribution of graph properties of the web graph, etc. very easy.</text:span><text:span text:style-name="T11"><text:line-break/></text:span><text:span text:style-name="T11"><text:line-break/></text:span><text:span text:style-name="T11"><text:a xlink:href="http://webgraph.dsi.unimi.it/">http://webgraph.dsi.unimi.it/</text:a></text:span></text:p>
          </draw:text-box>
        </draw:frame>
        <draw:frame presentation:style-name="pr9" draw:text-style-name="P11" draw:layer="layout" svg:width="25.199cm" svg:height="4.754cm" svg:x="1.301cm" svg:y="14.146cm" presentation:class="title" presentation:user-transformed="true">
          <draw:text-box>
            <text:p text:style-name="P7"><text:span text:style-name="T14">Starting from the previously generated arcs list (~3,3 GB), we used the WebGraph library to convert it into a compressed graph format (~278 MB). This graph format allows to manage a graph of huge dimension ( ~2,5 * 10</text:span><text:span text:style-name="T15">6 </text:span><text:span text:style-name="T16">nodes and ~2,6 * 10</text:span><text:span text:style-name="T15">8 </text:span><text:span text:style-name="T16">arcs) like our and calculate its properties.</text:span></text:p>
          </draw:text-box>
        </draw:frame>
        <draw:frame draw:style-name="gr1" draw:text-style-name="P1" draw:layer="layout" svg:width="10.503cm" svg:height="2.333cm" svg:x="8.8cm" svg:y="0.467cm">
          <draw:image xlink:href="../img/webgraph-logo.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8"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9" draw:text-style-name="P12" draw:layer="layout" svg:width="25.199cm" svg:height="3.256cm" svg:x="1.5cm" svg:y="-0.256cm" presentation:class="title" presentation:user-transformed="true">
          <draw:text-box>
            <text:p><text:span text:style-name="T17">PageRank</text:span></text:p>
          </draw:text-box>
        </draw:frame>
        <draw:frame presentation:style-name="pr11" draw:text-style-name="P13" draw:layer="layout" svg:width="20.5cm" svg:height="5.893cm" svg:x="0.5cm" svg:y="2.3cm" presentation:class="title" presentation:user-transformed="true">
          <draw:text-box>
            <text:p><text:span text:style-name="T18">PageRank is a link analysis algorithm, used by the Google Internet search engine, that assigns a numerical weighting to each element of a hyperlinked set of documents, such as the World Wide Web, with the purpose of "measuring" its relative importance within the set. The algorithm may be applied to any collection of entities with reciprocal quotations and references.</text:span></text:p>
          </draw:text-box>
        </draw:frame>
        <draw:frame presentation:style-name="pr12" draw:text-style-name="P14" draw:layer="layout" svg:width="25.5cm" svg:height="4.393cm" svg:x="1cm" svg:y="8.107cm" presentation:class="title" presentation:user-transformed="true">
          <draw:text-box>
            <text:p text:style-name="P7"><text:span text:style-name="T19">In the Webgraph library are implemented different kind of pagerank algorithm. </text:span><text:span text:style-name="T19"><text:line-break/></text:span><text:span text:style-name="T19">For our purpose we exploit the </text:span><text:span text:style-name="T19"><text:a xlink:href="http://en.wikipedia.org/wiki/PageRank#Power_Method">Power Method</text:a></text:span><text:span text:style-name="T19"> implementation. We ordered the result in ascending way. Here a sample:</text:span></text:p>
          </draw:text-box>
        </draw:frame>
        <draw:frame draw:style-name="gr3" draw:layer="layout" svg:width="19.54cm" svg:height="7.293cm" svg:x="4.66cm" svg:y="12.5cm">
          <draw:object xlink:href="./Object 1" xlink:type="simple" xlink:show="embed" xlink:actuate="onLoad"/>
          <draw:image xlink:href="./ObjectReplacements/Object 1" xlink:type="simple" xlink:show="embed" xlink:actuate="onLoad"/>
        </draw:frame>
        <draw:frame draw:style-name="gr4" draw:layer="layout" svg:width="19.54cm" svg:height="7.293cm" svg:x="4.66cm" svg:y="12.501cm">
          <draw:object xlink:href="./Object 2" xlink:type="simple" xlink:show="embed" xlink:actuate="onLoad"/>
          <draw:image xlink:href="./ObjectReplacements/Object 2" xlink:type="simple" xlink:show="embed" xlink:actuate="onLoad"/>
        </draw:frame>
        <draw:frame draw:style-name="gr1" draw:text-style-name="P1" draw:layer="layout" svg:width="6.5cm" svg:height="4.666cm" svg:x="21cm" svg:y="3cm">
          <draw:image xlink:href="../img/220px-PageRank-hi-res.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8"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9" draw:text-style-name="P12" draw:layer="layout" svg:width="25.199cm" svg:height="3.256cm" svg:x="1.5cm" svg:y="-0.399cm" presentation:class="title" presentation:user-transformed="true">
          <draw:text-box>
            <text:p><text:span text:style-name="T17">PageRank</text:span></text:p>
          </draw:text-box>
        </draw:frame>
        <draw:frame draw:style-name="gr1" draw:text-style-name="P1" draw:layer="layout" svg:width="20.75cm" svg:height="15.67cm" svg:x="3.75cm" svg:y="4.1cm">
          <draw:image xlink:href="../../../results/pageranks/pagerankdistribution.png" xlink:type="simple" xlink:show="embed" xlink:actuate="onLoad">
            <text:p/>
          </draw:image>
        </draw:frame>
        <draw:frame presentation:style-name="pr9" draw:text-style-name="P15" draw:layer="layout" svg:width="26cm" svg:height="3.256cm" svg:x="1cm" svg:y="2cm" presentation:class="title" presentation:user-transformed="true">
          <draw:text-box>
            <text:p><text:span text:style-name="T20">Here the chart of the result returned by the Power Method PageRank algorithm. As we can see the curve follows the power law</text:span></text:p>
          </draw:text-box>
        </draw:frame>
        <draw:frame presentation:style-name="pr13" draw:text-style-name="P13" draw:layer="layout" svg:width="26cm" svg:height="1.5cm" svg:x="1cm" svg:y="19.5cm" presentation:class="title" presentation:user-transformed="true">
          <draw:text-box>
            <text:p><text:span text:style-name="T18">This chart has been realised using the python library matplotlib</text:span></text:p>
          </draw:text-box>
        </draw:frame>
        <presentation:notes draw:style-name="dp2">
          <draw:page-thumbnail draw:style-name="gr2" draw:layer="layout" svg:width="14.848cm" svg:height="11.136cm" svg:x="3.075cm" svg:y="2.257cm" draw:page-number="6" presentation:class="page"/>
          <draw:frame presentation:style-name="pr8" draw:text-style-name="P1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1" draw:text-style-name="P12" draw:layer="layout" svg:width="25.199cm" svg:height="3.507cm" svg:x="1.4cm" svg:y="0.037cm" presentation:class="title" presentation:user-transformed="true">
          <draw:text-box>
            <text:p><text:span text:style-name="T17">Degree Distribution</text:span></text:p>
          </draw:text-box>
        </draw:frame>
        <draw:frame presentation:style-name="pr9" draw:text-style-name="P13" draw:layer="layout" svg:width="25.199cm" svg:height="3.256cm" svg:x="1.401cm" svg:y="3.344cm" presentation:class="title" presentation:user-transformed="true">
          <draw:text-box>
            <text:p><text:span text:style-name="T18">In the study of graphs and networks, the degree of a node in a network is the number of connections it has to other nodes and the degree distribution is the probability distribution of these degrees over the whole network.</text:span></text:p>
          </draw:text-box>
        </draw:frame>
        <draw:frame presentation:style-name="pr9" draw:text-style-name="P14" draw:layer="layout" svg:width="25.199cm" svg:height="11.329cm" svg:x="1.5cm" svg:y="8.215cm" presentation:class="title" presentation:user-transformed="true">
          <draw:text-box>
            <text:p text:style-name="P7"><text:span text:style-name="T21">We calculated the degree distribution starting from the arcs list in this way:</text:span><text:span text:style-name="T21"><text:line-break/></text:span><text:span text:style-name="T21"> <text:s text:c="3"/>1. calculate the degree of every node</text:span><text:span text:style-name="T21"><text:line-break/></text:span><text:span text:style-name="T21"> <text:s text:c="3"/>2. sort by increasing degree</text:span><text:span text:style-name="T21"><text:line-break/></text:span><text:span text:style-name="T21"> <text:s text:c="3"/>3. for every degree return the number of nodes having that <text:s text:c="17"/>degree</text:span><text:span text:style-name="T21"><text:line-break/></text:span><text:span text:style-name="T21"><text:line-break/></text:span><text:span text:style-name="T21">With the following unix command:</text:span><text:span text:style-name="T21"><text:line-break/></text:span><text:span text:style-name="T21"><text:line-break/></text:span><text:span text:style-name="T21">awk '{print $1}' results/arcslists/imdbgrapharcslist | uniq -c <text:s/>|</text:span><text:span text:style-name="T21"><text:line-break/></text:span><text:span text:style-name="T21">awk '{print $1}' | sort -n | <text:s/>uniq -c | awk '{print $2, $1}' </text:span><text:span text:style-name="T21"><text:line-break/></text:span><text:span text:style-name="T21">&gt; results/dd/imdbgraphdd.txt</text:span></text:p>
          </draw:text-box>
        </draw:frame>
        <presentation:notes draw:style-name="dp2">
          <draw:page-thumbnail draw:style-name="gr2" draw:layer="layout" svg:width="14.848cm" svg:height="11.136cm" svg:x="3.075cm" svg:y="2.257cm" draw:page-number="7" presentation:class="page"/>
          <draw:frame presentation:style-name="pr8"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9" draw:text-style-name="P12" draw:layer="layout" svg:width="25.199cm" svg:height="3.256cm" svg:x="1.4cm" svg:y="0.001cm" presentation:class="title" presentation:user-transformed="true">
          <draw:text-box>
            <text:p><text:span text:style-name="T17">Degree Distribution</text:span></text:p>
          </draw:text-box>
        </draw:frame>
        <draw:frame presentation:style-name="pr9" draw:text-style-name="P13" draw:layer="layout" svg:width="25.199cm" svg:height="3.256cm" svg:x="1.301cm" svg:y="2.744cm" presentation:class="title" presentation:user-transformed="true">
          <draw:text-box>
            <text:p/>
          </draw:text-box>
        </draw:frame>
        <draw:frame draw:style-name="gr1" draw:text-style-name="P1" draw:layer="layout" svg:width="20.75cm" svg:height="15.67cm" svg:x="3.3cm" svg:y="5.1cm">
          <draw:image xlink:href="../../../results/dd/dd.png" xlink:type="simple" xlink:show="embed" xlink:actuate="onLoad">
            <text:p/>
          </draw:image>
        </draw:frame>
        <draw:frame presentation:style-name="pr9" draw:text-style-name="P14" draw:layer="layout" svg:width="25.199cm" svg:height="3.256cm" svg:x="1.301cm" svg:y="2.5cm" presentation:class="title" presentation:user-transformed="true">
          <draw:text-box>
            <text:p text:style-name="P7"><text:span text:style-name="T21">Here the chart of the Degree Distribution made with a Python script using the matplotlib </text:span><text:span text:style-name="T19">library.</text:span><text:span text:style-name="T21"> As we can see the slope of the curve is similar to the pagerank's one.</text:span></text:p>
          </draw:text-box>
        </draw:frame>
        <draw:frame presentation:style-name="pr9" draw:text-style-name="P14" draw:layer="layout" svg:width="25.199cm" svg:height="3.256cm" svg:x="1.302cm" svg:y="10.745cm" presentation:class="title" presentation:user-transformed="true">
          <draw:text-box>
            <text:p/>
          </draw:text-box>
        </draw:frame>
        <presentation:notes draw:style-name="dp2">
          <draw:page-thumbnail draw:style-name="gr2" draw:layer="layout" svg:width="14.848cm" svg:height="11.136cm" svg:x="3.075cm" svg:y="2.257cm" draw:page-number="8" presentation:class="page"/>
          <draw:frame presentation:style-name="pr8" draw:text-style-name="P16" draw:layer="layout" svg:width="16.799cm" svg:height="13.11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2" draw:layer="layout" svg:width="25.199cm" svg:height="3.507cm" svg:x="1.4cm" svg:y="-0.463cm" presentation:class="title" presentation:user-transformed="true">
          <draw:text-box>
            <text:p><text:span text:style-name="T17">Clustering with Metis</text:span></text:p>
          </draw:text-box>
        </draw:frame>
        <draw:frame presentation:style-name="pr14" draw:text-style-name="P9" draw:layer="layout" svg:width="25.199cm" svg:height="5.586cm" svg:x="1.4cm" svg:y="1.914cm" presentation:class="subtitle" presentation:user-transformed="true">
          <draw:text-box>
            <text:p><text:span text:style-name="T11">METIS is a set of serial programs for partitioning graphs, partitioning finite element meshes, and producing fill reducing orderings for sparse matrices. The algorithms implemented in METIS are based on the multilevel recursive-bisection, multilevel k-way, and multi-constraint partitioning schemes developed in our lab.</text:span></text:p>
          </draw:text-box>
        </draw:frame>
        <draw:frame presentation:style-name="pr14" draw:text-style-name="P17" draw:layer="layout" svg:width="25.199cm" svg:height="5.665cm" svg:x="1.5cm" svg:y="13.761cm">
          <draw:text-box>
            <text:p text:style-name="P7"><text:span text:style-name="T12">For computational reason we decided to run the Metis' clustering algorithm on a subgraph of 250000 nodes. In fact partitioning a graph of 2,5 millions of verteces in a “feasible” time requires a workstation.</text:span></text:p>
            <text:p text:style-name="P7"><text:span text:style-name="T12">We partion the graph in ten clusters and we run 5 iteration of the algorithm to refine the results.</text:span></text:p>
          </draw:text-box>
        </draw:frame>
        <draw:frame draw:style-name="gr1" draw:text-style-name="P1" draw:layer="layout" svg:width="12.07cm" svg:height="6.5cm" svg:x="7.93cm" svg:y="6.9cm">
          <draw:image xlink:href="../img/cl005.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8" draw:layer="layout" svg:width="16.799cm" svg:height="13.114cm" svg:x="2.1cm" svg:y="14.107cm" presentation:class="notes" presentation:placeholder="true">
            <draw:text-box/>
          </draw:frame>
        </presentation:notes>
      </draw:page>
      <draw:page draw:name="page10" draw:style-name="dp1" draw:master-page-name="Default" presentation:presentation-page-layout-name="AL3T32">
        <office:forms form:automatic-focus="false" form:apply-design-mode="false"/>
        <draw:frame presentation:style-name="pr9" draw:text-style-name="P12" draw:layer="layout" svg:width="25.199cm" svg:height="3.256cm" svg:x="1.4cm" svg:y="-0.138cm" presentation:class="title" presentation:user-transformed="true">
          <draw:text-box>
            <text:p><text:span text:style-name="T17">Clustering Results</text:span></text:p>
          </draw:text-box>
        </draw:frame>
        <draw:frame presentation:style-name="pr15" draw:text-style-name="P11" draw:layer="layout" svg:width="25.199cm" svg:height="6cm" svg:x="1.801cm" svg:y="3cm">
          <draw:text-box>
            <text:p text:style-name="P7"><text:span text:style-name="T14">We ordered the nodes in every cluster by Page Rank. Then we used nodes with higher PageRank to characterize the cluster.</text:span></text:p>
            <text:p text:style-name="P7"><text:span text:style-name="T14">What we obtained is that every cluster is characterized by mean of geographical areas where actors belongs or movie genre.</text:span></text:p>
            <text:p text:style-name="P7"><text:span text:style-name="T14">Here the results:</text:span></text:p>
          </draw:text-box>
        </draw:frame>
        <draw:frame draw:style-name="gr3" draw:layer="layout" svg:width="19.326cm" svg:height="8.919cm" svg:x="4.5cm" svg:y="9.081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0" presentation:class="page"/>
          <draw:frame presentation:style-name="pr8"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2" draw:layer="layout" svg:width="25.199cm" svg:height="3.507cm" svg:x="1.4cm" svg:y="-0.363cm" presentation:class="title" presentation:user-transformed="true">
          <draw:text-box>
            <text:p><text:span text:style-name="T17">Assortativity</text:span></text:p>
          </draw:text-box>
        </draw:frame>
        <draw:frame presentation:style-name="pr16" draw:text-style-name="P18" draw:layer="layout" svg:width="25.199cm" svg:height="8.454cm" svg:x="1.5cm" svg:y="2.646cm" presentation:class="subtitle" presentation:user-transformed="true">
          <draw:text-box>
            <text:p text:style-name="P7"><text:span text:style-name="T11">Assortativity is a preference for a network's nodes to attach to others that are similar. </text:span><text:span text:style-name="T22">The assortativity coefficient r is the average value of nodes assortativities. Hence, positive values of r indicate a correlation between nodes of similar degree, while negative values indicate relationships between nodes of different degree. In general, r lies between −1 and 1.</text:span></text:p>
            <text:p text:style-name="P7"><text:span text:style-name="T11">For instance, in social networks, highly connected nodes tend to be connected with other high degree nodes. On the other hand, technological and biological networks typically show dissortativity, as high degree nodes tend to attach to low degree nodes. </text:span><text:span text:style-name="T23">[Wikipedia] </text:span></text:p>
          </draw:text-box>
        </draw:frame>
        <draw:frame presentation:style-name="pr17" draw:text-style-name="P19" draw:layer="layout" svg:width="25.199cm" svg:height="11.172cm" svg:x="1.801cm" svg:y="10.528cm">
          <draw:text-box>
            <text:p><text:span text:style-name="T24"/></text:p>
            <text:p text:style-name="P7"><text:span text:style-name="T24">We calculated the Assortativity Coefficient for the graph using nodes PageRanks as similarity metric:</text:span></text:p>
            <text:p text:style-name="P7"><text:span text:style-name="T24"/></text:p>
            <text:p text:style-name="P7"><text:span text:style-name="T24">1. Calculate the assortativity for every node. The assortativity of node x is:</text:span></text:p>
            <text:p text:style-name="P7"><text:span text:style-name="T24">∑ </text:span><text:span text:style-name="T24">neighbor(x).rank / <text:s/>∑ neighbors(x)</text:span></text:p>
            <text:p text:style-name="P7"><text:span text:style-name="T24"/></text:p>
            <text:p text:style-name="P7"><text:span text:style-name="T24">2. Calculate the assortativity coefficient of the graph:</text:span></text:p>
            <text:p text:style-name="P7"><text:span text:style-name="T24">∑ </text:span><text:span text:style-name="T24">node.assortativity / ∑ node</text:span></text:p>
            <text:p><text:span text:style-name="T24"/></text:p>
            <text:p><text:span text:style-name="T5"/></text:p>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9" draw:text-style-name="P12" draw:layer="layout" svg:width="25.199cm" svg:height="3.256cm" svg:x="1.4cm" svg:y="0.062cm" presentation:class="title" presentation:user-transformed="true">
          <draw:text-box>
            <text:p><text:span text:style-name="T17">Assortativity Results</text:span></text:p>
          </draw:text-box>
        </draw:frame>
        <draw:frame presentation:style-name="pr18" draw:text-style-name="P19" draw:layer="layout" svg:width="25.199cm" svg:height="6.461cm" svg:x="1.301cm" svg:y="2.9cm" presentation:class="subtitle" presentation:user-transformed="true">
          <draw:text-box>
            <text:p text:style-name="P7"><text:span text:style-name="T24">The Assortativity Coefficient that we have found for our graph is ~0,35. This result is in line with the values of social networks graphs that have positive assortativity coefficient as it is shown in the following table:</text:span></text:p>
            <text:p><text:span text:style-name="T24"/></text:p>
            <text:p><text:span text:style-name="T24"><text:s/></text:span></text:p>
          </draw:text-box>
        </draw:frame>
        <draw:frame draw:style-name="gr1" draw:text-style-name="P1" draw:layer="layout" svg:width="14.04cm" svg:height="10.9cm" svg:x="6.56cm" svg:y="8.4cm">
          <draw:image xlink:href="../img/Rassor.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8"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9" draw:text-style-name="P19" draw:layer="layout" svg:width="25.199cm" svg:height="17.466cm" svg:x="1.7cm" svg:y="2.7cm">
          <draw:text-box>
            <text:p><text:span text:style-name="T24"/></text:p>
            <text:p text:style-name="P7"><text:span text:style-name="T24">So, in general, social networks appear assortative while technological and biological networks appear to be disassortative. </text:span></text:p>
            <text:p><text:span text:style-name="T24"/></text:p>
            <text:p><text:span text:style-name="T11">“</text:span><text:span text:style-name="T11">This might happen because most networks have a tendency to evolve, unless otherwise constrained, towards their maximum entropy state which is usually disassortative. [Wikipedia]”</text:span></text:p>
            <text:p text:style-name="P7"><text:span text:style-name="T25"/></text:p>
            <text:p text:style-name="P7"><text:span text:style-name="T26">In our case, as the clustering partition suggests, constraints to the evolution of the network could be given by space and time. The space constraint is due to the fact that people living in the same geographical area have an higher probability to make a movie together, while the time constraint is due to limitation of human being life. Obviously the time constraint is less evident considering that the movies industry lasts since few generation.</text:span></text:p>
            <text:p><text:span text:style-name="T25"/></text:p>
            <text:p><text:span text:style-name="T25"/></text:p>
            <text:p><text:span text:style-name="T25"/></text:p>
            <text:p><text:span text:style-name="T24"/></text:p>
          </draw:text-box>
        </draw:frame>
        <draw:frame presentation:style-name="pr9" draw:text-style-name="P12" draw:layer="layout" svg:width="25.199cm" svg:height="3.256cm" svg:x="1.401cm" svg:y="0.062cm" presentation:class="title" presentation:user-transformed="true">
          <draw:text-box>
            <text:p><text:span text:style-name="T17">Assortativity Results</text:span></text:p>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9" draw:text-style-name="P12" draw:layer="layout" svg:width="25.199cm" svg:height="3.256cm" svg:x="1.4cm" svg:y="0.162cm" presentation:class="title" presentation:user-transformed="true">
          <draw:text-box>
            <text:p><text:span text:style-name="T17">Graph Visualization</text:span></text:p>
          </draw:text-box>
        </draw:frame>
        <draw:frame presentation:style-name="pr20" draw:text-style-name="P1" draw:layer="layout" svg:width="26cm" svg:height="3.8cm" svg:x="1.3cm" svg:y="2.6cm" presentation:class="subtitle" presentation:user-transformed="true">
          <draw:text-box>
            <text:p text:style-name="P1"><text:span text:style-name="T24">To give an idea of the shape of the graph we draw a part of it using NetworkX library for Python (</text:span><text:span text:style-name="T24"><text:a xlink:href="http://networkx.lanl.gov/">http://networkx.lanl.gov/</text:a></text:span><text:span text:style-name="T24">)</text:span></text:p>
          </draw:text-box>
        </draw:frame>
        <draw:frame draw:style-name="gr1" draw:text-style-name="P1" draw:layer="layout" svg:width="27.999cm" svg:height="12.77cm" svg:x="0.001cm" svg:y="5.93cm">
          <draw:image xlink:href="../../../results/viz/scc.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mario mario</meta:initial-creator>
    <meta:creation-date>2011-12-14T16:45:23</meta:creation-date>
    <meta:editing-duration>PT05H44M03S</meta:editing-duration>
    <meta:editing-cycles>38</meta:editing-cycles>
    <dc:date>2011-12-15T19:12:38</dc:date>
    <dc:creator>mario mario</dc:creator>
    <meta:generator>OpenOffice.org/3.1$Unix OpenOffice.org_project/310m19$Build-9420</meta:generator>
    <meta:document-statistic meta:object-count="1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38cm"/>
    </style:style>
    <style:style style:name="co2" style:family="table-column">
      <style:table-column-properties fo:break-before="auto" style:column-width="2.267cm"/>
    </style:style>
    <style:style style:name="co3" style:family="table-column">
      <style:table-column-properties fo:break-before="auto" style:column-width="4.186cm"/>
    </style:style>
    <style:style style:name="ro1" style:family="table-row">
      <style:table-row-properties style:row-height="0.4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start" fo:margin-left="0cm"/>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2"/>
        <table:table-row table:style-name="ro1">
          <table:table-cell table:style-name="ce1" office:value-type="string">
            <text:p>PageRank</text:p>
          </table:table-cell>
          <table:table-cell table:style-name="ce1" office:value-type="string">
            <text:p>Node ID</text:p>
          </table:table-cell>
          <table:table-cell table:style-name="ce1" office:value-type="string">
            <text:p>Name</text:p>
          </table:table-cell>
        </table:table-row>
        <table:table-row table:style-name="ro1">
          <table:table-cell office:value-type="string">
            <text:p>4.830324610696718E-5</text:p>
          </table:table-cell>
          <table:table-cell office:value-type="float" office:value="1207">
            <text:p>1207</text:p>
          </table:table-cell>
          <table:table-cell office:value-type="string">
            <text:p>Jeremy, Ron</text:p>
          </table:table-cell>
        </table:table-row>
        <table:table-row table:style-name="ro1">
          <table:table-cell office:value-type="string">
            <text:p>4.580297242927977E-5</text:p>
          </table:table-cell>
          <table:table-cell office:value-type="float" office:value="1487">
            <text:p>1487</text:p>
          </table:table-cell>
          <table:table-cell office:value-type="string">
            <text:p>Shakespeare, William</text:p>
          </table:table-cell>
        </table:table-row>
        <table:table-row table:style-name="ro1">
          <table:table-cell office:value-type="string">
            <text:p>4.431283436949331E-5</text:p>
          </table:table-cell>
          <table:table-cell office:value-type="float" office:value="24348">
            <text:p>24348</text:p>
          </table:table-cell>
          <table:table-cell office:value-type="string">
            <text:p>Hitler, Adolf</text:p>
          </table:table-cell>
        </table:table-row>
        <table:table-row table:style-name="ro1">
          <table:table-cell office:value-type="string">
            <text:p>4.037795185630405E-5</text:p>
          </table:table-cell>
          <table:table-cell office:value-type="float" office:value="10248">
            <text:p>10248</text:p>
          </table:table-cell>
          <table:table-cell office:value-type="string">
            <text:p>Bush, George W.</text:p>
          </table:table-cell>
        </table:table-row>
        <table:table-row table:style-name="ro1">
          <table:table-cell office:value-type="string">
            <text:p>3.9517780563064435E-5</text:p>
          </table:table-cell>
          <table:table-cell office:value-type="float" office:value="6474">
            <text:p>6474</text:p>
          </table:table-cell>
          <table:table-cell office:value-type="string">
            <text:p>Reagan, Ronald</text:p>
          </table:table-cell>
        </table:table-row>
        <table:table-row table:style-name="ro1">
          <table:table-cell office:value-type="string">
            <text:p>3.72614892710218E-5</text:p>
          </table:table-cell>
          <table:table-cell office:value-type="float" office:value="26726">
            <text:p>26726</text:p>
          </table:table-cell>
          <table:table-cell office:value-type="string">
            <text:p>Pauw, Jeroen</text:p>
          </table:table-cell>
        </table:table-row>
        <table:table-row table:style-name="ro1">
          <table:table-cell office:value-type="string">
            <text:p>3.4706558253899036E-5</text:p>
          </table:table-cell>
          <table:table-cell office:value-type="float" office:value="67636">
            <text:p>67636</text:p>
          </table:table-cell>
          <table:table-cell office:value-type="string">
            <text:p>Kaufman, Lloyd</text:p>
          </table:table-cell>
        </table:table-row>
        <table:table-row table:style-name="ro1">
          <table:table-cell office:value-type="string">
            <text:p>3.351618229652225E-5</text:p>
          </table:table-cell>
          <table:table-cell office:value-type="float" office:value="3197">
            <text:p>3197</text:p>
          </table:table-cell>
          <table:table-cell office:value-type="string">
            <text:p>Clinton, Bill</text:p>
          </table:table-cell>
        </table:table-row>
        <table:table-row table:style-name="ro1">
          <table:table-cell office:value-type="string">
            <text:p>3.2931214786648435E-5</text:p>
          </table:table-cell>
          <table:table-cell office:value-type="float" office:value="3665">
            <text:p>3665</text:p>
          </table:table-cell>
          <table:table-cell office:value-type="string">
            <text:p>Wolf, Dick</text:p>
          </table:table-cell>
        </table:table-row>
        <table:table-row table:style-name="ro1">
          <table:table-cell office:value-type="string">
            <text:p>2.9800095160876814E-5</text:p>
          </table:table-cell>
          <table:table-cell office:value-type="float" office:value="23122">
            <text:p>23122</text:p>
          </table:table-cell>
          <table:table-cell office:value-type="string">
            <text:p>Goldberg, Whoopi</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9.26.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38cm"/>
    </style:style>
    <style:style style:name="co2" style:family="table-column">
      <style:table-column-properties fo:break-before="auto" style:column-width="2.267cm"/>
    </style:style>
    <style:style style:name="co3" style:family="table-column">
      <style:table-column-properties fo:break-before="auto" style:column-width="4.186cm"/>
    </style:style>
    <style:style style:name="ro1" style:family="table-row">
      <style:table-row-properties style:row-height="0.4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start" fo:margin-left="0cm"/>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2"/>
        <table:table-row table:style-name="ro1">
          <table:table-cell table:style-name="ce1" office:value-type="string">
            <text:p>PageRank</text:p>
          </table:table-cell>
          <table:table-cell table:style-name="ce1" office:value-type="string">
            <text:p>Node ID</text:p>
          </table:table-cell>
          <table:table-cell table:style-name="ce1" office:value-type="string">
            <text:p>Name</text:p>
          </table:table-cell>
        </table:table-row>
        <table:table-row table:style-name="ro1">
          <table:table-cell office:value-type="string">
            <text:p>4.830324610696718E-5</text:p>
          </table:table-cell>
          <table:table-cell office:value-type="float" office:value="1207">
            <text:p>1207</text:p>
          </table:table-cell>
          <table:table-cell office:value-type="string">
            <text:p>Jeremy, Ron</text:p>
          </table:table-cell>
        </table:table-row>
        <table:table-row table:style-name="ro1">
          <table:table-cell office:value-type="string">
            <text:p>4.580297242927977E-5</text:p>
          </table:table-cell>
          <table:table-cell office:value-type="float" office:value="1487">
            <text:p>1487</text:p>
          </table:table-cell>
          <table:table-cell office:value-type="string">
            <text:p>Shakespeare, William</text:p>
          </table:table-cell>
        </table:table-row>
        <table:table-row table:style-name="ro1">
          <table:table-cell office:value-type="string">
            <text:p>4.431283436949331E-5</text:p>
          </table:table-cell>
          <table:table-cell office:value-type="float" office:value="24348">
            <text:p>24348</text:p>
          </table:table-cell>
          <table:table-cell office:value-type="string">
            <text:p>Hitler, Adolf</text:p>
          </table:table-cell>
        </table:table-row>
        <table:table-row table:style-name="ro1">
          <table:table-cell office:value-type="string">
            <text:p>4.037795185630405E-5</text:p>
          </table:table-cell>
          <table:table-cell office:value-type="float" office:value="10248">
            <text:p>10248</text:p>
          </table:table-cell>
          <table:table-cell office:value-type="string">
            <text:p>Bush, George W.</text:p>
          </table:table-cell>
        </table:table-row>
        <table:table-row table:style-name="ro1">
          <table:table-cell office:value-type="string">
            <text:p>3.9517780563064435E-5</text:p>
          </table:table-cell>
          <table:table-cell office:value-type="float" office:value="6474">
            <text:p>6474</text:p>
          </table:table-cell>
          <table:table-cell office:value-type="string">
            <text:p>Reagan, Ronald</text:p>
          </table:table-cell>
        </table:table-row>
        <table:table-row table:style-name="ro1">
          <table:table-cell office:value-type="string">
            <text:p>3.72614892710218E-5</text:p>
          </table:table-cell>
          <table:table-cell office:value-type="float" office:value="26726">
            <text:p>26726</text:p>
          </table:table-cell>
          <table:table-cell office:value-type="string">
            <text:p>Pauw, Jeroen</text:p>
          </table:table-cell>
        </table:table-row>
        <table:table-row table:style-name="ro1">
          <table:table-cell office:value-type="string">
            <text:p>3.4706558253899036E-5</text:p>
          </table:table-cell>
          <table:table-cell office:value-type="float" office:value="67636">
            <text:p>67636</text:p>
          </table:table-cell>
          <table:table-cell office:value-type="string">
            <text:p>Kaufman, Lloyd</text:p>
          </table:table-cell>
        </table:table-row>
        <table:table-row table:style-name="ro1">
          <table:table-cell office:value-type="string">
            <text:p>3.351618229652225E-5</text:p>
          </table:table-cell>
          <table:table-cell office:value-type="float" office:value="3197">
            <text:p>3197</text:p>
          </table:table-cell>
          <table:table-cell office:value-type="string">
            <text:p>Clinton, Bill</text:p>
          </table:table-cell>
        </table:table-row>
        <table:table-row table:style-name="ro1">
          <table:table-cell office:value-type="string">
            <text:p>3.2931214786648435E-5</text:p>
          </table:table-cell>
          <table:table-cell office:value-type="float" office:value="3665">
            <text:p>3665</text:p>
          </table:table-cell>
          <table:table-cell office:value-type="string">
            <text:p>Wolf, Dick</text:p>
          </table:table-cell>
        </table:table-row>
        <table:table-row table:style-name="ro1">
          <table:table-cell office:value-type="string">
            <text:p>2.9800095160876814E-5</text:p>
          </table:table-cell>
          <table:table-cell office:value-type="float" office:value="23122">
            <text:p>23122</text:p>
          </table:table-cell>
          <table:table-cell office:value-type="string">
            <text:p>Goldberg, Whoopi</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9.06.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754cm"/>
    </style:style>
    <style:style style:name="ro1" style:family="table-row">
      <style:table-row-properties style:row-height="0.4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style:font-name="Arial" style:font-name-asian="Arial Unicode MS" style:font-name-complex="Tahoma"/>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default-cell-style-name="ce1"/>
        <table:table-column table:style-name="co2" table:default-cell-style-name="ce2"/>
        <table:table-row table:style-name="ro1">
          <table:table-cell/>
          <table:table-cell table:style-name="Default" table:number-columns-repeated="2"/>
        </table:table-row>
        <table:table-row table:style-name="ro1">
          <table:table-cell/>
          <table:table-cell office:value-type="string">
            <text:p>cluster0</text:p>
          </table:table-cell>
          <table:table-cell office:value-type="string">
            <text:p>Asia</text:p>
          </table:table-cell>
        </table:table-row>
        <table:table-row table:style-name="ro1">
          <table:table-cell/>
          <table:table-cell office:value-type="string">
            <text:p>cluster1</text:p>
          </table:table-cell>
          <table:table-cell office:value-type="string">
            <text:p>Adult</text:p>
          </table:table-cell>
        </table:table-row>
        <table:table-row table:style-name="ro1">
          <table:table-cell/>
          <table:table-cell office:value-type="string">
            <text:p>cluster2</text:p>
          </table:table-cell>
          <table:table-cell office:value-type="string">
            <text:p>Britain – Ireland – Netherland</text:p>
          </table:table-cell>
        </table:table-row>
        <table:table-row table:style-name="ro1">
          <table:table-cell/>
          <table:table-cell office:value-type="string">
            <text:p>cluster3 </text:p>
          </table:table-cell>
          <table:table-cell table:style-name="ce3" office:value-type="string">
            <text:p>France – Italy – Spain – Portugal</text:p>
          </table:table-cell>
        </table:table-row>
        <table:table-row table:style-name="ro1">
          <table:table-cell/>
          <table:table-cell office:value-type="string">
            <text:p>cluster4</text:p>
          </table:table-cell>
          <table:table-cell office:value-type="string">
            <text:p>Germany – Switzerland – Austria</text:p>
          </table:table-cell>
        </table:table-row>
        <table:table-row table:style-name="ro1">
          <table:table-cell/>
          <table:table-cell office:value-type="string">
            <text:p>cluster5</text:p>
          </table:table-cell>
          <table:table-cell office:value-type="string">
            <text:p>Oldies</text:p>
          </table:table-cell>
        </table:table-row>
        <table:table-row table:style-name="ro1">
          <table:table-cell/>
          <table:table-cell office:value-type="string">
            <text:p>cluster6</text:p>
          </table:table-cell>
          <table:table-cell office:value-type="string">
            <text:p>Sportscaster</text:p>
          </table:table-cell>
        </table:table-row>
        <table:table-row table:style-name="ro1">
          <table:table-cell/>
          <table:table-cell office:value-type="string">
            <text:p>cluster7</text:p>
          </table:table-cell>
          <table:table-cell office:value-type="string">
            <text:p>Canada</text:p>
          </table:table-cell>
        </table:table-row>
        <table:table-row table:style-name="ro1">
          <table:table-cell/>
          <table:table-cell office:value-type="string">
            <text:p>cluster8</text:p>
          </table:table-cell>
          <table:table-cell office:value-type="string">
            <text:p>American vip (non professional actor)</text:p>
          </table:table-cell>
        </table:table-row>
        <table:table-row table:style-name="ro1">
          <table:table-cell/>
          <table:table-cell office:value-type="string">
            <text:p>cluster9</text:p>
          </table:table-cell>
          <table:table-cell office:value-type="string">
            <text:p>Hollywood</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5">15/12/2011</text:date>, <text:time>18.45.37</text:time></text:p>
        </style:region-right>
      </style:header>
      <style:header-left style:display="false"/>
      <style:footer>
        <text:p>Page <text:page-number>1</text:page-number> / <text:page-count>99</text:page-count></text:p>
      </style:footer>
      <style:footer-left style:display="false"/>
    </style:master-page>
  </office:master-styles>
</office:document-styles>
</file>